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1" svg:font-family="Consolas, 'Courier New', monospace"/>
    <style:font-face style:name="Arial2"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text-properties style:font-name="Arial" fo:font-size="12pt" style:font-size-asian="12pt" style:font-size-complex="12pt"/>
    </style:style>
    <style:style style:name="P3" style:family="paragraph" style:parent-style-name="Text_20_body" style:list-style-name="L1">
      <style:text-properties style:font-name="Arial" fo:font-size="12pt" style:font-size-asian="12pt" style:font-size-complex="12pt"/>
    </style:style>
    <style:style style:name="P4" style:family="paragraph" style:parent-style-name="Text_20_body">
      <style:text-properties style:font-name="Arial" fo:font-size="12pt" officeooo:rsid="001fe138" officeooo:paragraph-rsid="001fe138" style:font-size-asian="12pt" style:font-size-complex="12pt"/>
    </style:style>
    <style:style style:name="P5" style:family="paragraph" style:parent-style-name="Text_20_body">
      <style:text-properties style:font-name="Arial" fo:font-size="12pt" officeooo:rsid="001fe138" officeooo:paragraph-rsid="002498ef" style:font-size-asian="12pt" style:font-size-complex="12pt"/>
    </style:style>
    <style:style style:name="P6" style:family="paragraph" style:parent-style-name="Text_20_body">
      <style:text-properties style:font-name="Arial" fo:font-size="12pt" officeooo:rsid="0022f127" officeooo:paragraph-rsid="0022f127" style:font-size-asian="12pt" style:font-size-complex="12pt"/>
    </style:style>
    <style:style style:name="P7" style:family="paragraph" style:parent-style-name="Text_20_body">
      <style:text-properties style:font-name="Arial" fo:font-size="12pt" fo:font-weight="bold" officeooo:rsid="0022f127" officeooo:paragraph-rsid="0022f127" style:font-size-asian="12pt" style:font-weight-asian="bold" style:font-size-complex="12pt" style:font-weight-complex="bold"/>
    </style:style>
    <style:style style:name="P8" style:family="paragraph" style:parent-style-name="Text_20_body">
      <style:text-properties style:font-name="Arial" fo:font-size="12pt" fo:font-style="normal" style:text-underline-style="none" fo:font-weight="normal" officeooo:rsid="0026be7e" officeooo:paragraph-rsid="00283034" style:font-size-asian="12pt" style:font-style-asian="normal" style:font-weight-asian="normal" style:font-size-complex="12pt" style:font-style-complex="normal" style:font-weight-complex="normal"/>
    </style:style>
    <style:style style:name="P9" style:family="paragraph" style:parent-style-name="Text_20_body">
      <style:text-properties style:font-name="Arial" fo:font-size="12pt" fo:font-style="normal" style:text-underline-style="none" fo:font-weight="normal" officeooo:rsid="00283034" officeooo:paragraph-rsid="00283034" style:font-size-asian="12pt" style:font-style-asian="normal" style:font-weight-asian="normal" style:font-size-complex="12pt" style:font-style-complex="normal" style:font-weight-complex="normal"/>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font-size="12pt" officeooo:paragraph-rsid="0022f127" style:font-size-asian="12pt" style:font-size-complex="12pt"/>
    </style:style>
    <style:style style:name="P12" style:family="paragraph" style:parent-style-name="Text_20_body">
      <style:text-properties fo:font-size="12pt" officeooo:paragraph-rsid="002498ef" style:font-size-asian="12pt" style:font-size-complex="12pt"/>
    </style:style>
    <style:style style:name="P13" style:family="paragraph" style:parent-style-name="Text_20_body">
      <style:text-properties fo:font-size="12pt" officeooo:rsid="002498ef" officeooo:paragraph-rsid="002498ef" style:font-size-asian="12pt" style:font-size-complex="12pt"/>
    </style:style>
    <style:style style:name="P14" style:family="paragraph" style:parent-style-name="Text_20_body">
      <style:text-properties fo:font-size="12pt" officeooo:rsid="002498ef" officeooo:paragraph-rsid="00268ae9" style:font-size-asian="12pt" style:font-size-complex="12pt"/>
    </style:style>
    <style:style style:name="P15" style:family="paragraph" style:parent-style-name="Text_20_body">
      <style:text-properties fo:font-size="12pt" officeooo:rsid="00268ae9" officeooo:paragraph-rsid="00268ae9" style:font-size-asian="12pt" style:font-size-complex="12pt"/>
    </style:style>
    <style:style style:name="P16" style:family="paragraph" style:parent-style-name="Text_20_body">
      <style:text-properties fo:font-size="12pt" officeooo:rsid="00279019" officeooo:paragraph-rsid="00279019" style:font-size-asian="12pt" style:font-size-complex="12pt"/>
    </style:style>
    <style:style style:name="P17" style:family="paragraph" style:parent-style-name="Text_20_body">
      <style:text-properties style:font-name="Consolas" fo:font-size="12pt" fo:font-weight="bold" style:font-size-asian="12pt" style:font-weight-asian="bold" style:font-size-complex="12pt" style:font-weight-complex="bold"/>
    </style:style>
    <style:style style:name="P18" style:family="paragraph" style:parent-style-name="Text_20_body">
      <style:text-properties officeooo:paragraph-rsid="002498ef"/>
    </style:style>
    <style:style style:name="P19" style:family="paragraph" style:parent-style-name="Text_20_body">
      <style:text-properties officeooo:paragraph-rsid="00268ae9"/>
    </style:style>
    <style:style style:name="P20" style:family="paragraph" style:parent-style-name="Text_20_body">
      <style:text-properties officeooo:paragraph-rsid="00279019"/>
    </style:style>
    <style:style style:name="P21" style:family="paragraph" style:parent-style-name="code_3c__3e_">
      <style:text-properties fo:font-size="12pt" style:font-size-asian="12pt" style:font-size-complex="12pt"/>
    </style:style>
    <style:style style:name="P22" style:family="paragraph" style:parent-style-name="code_3c__3e_">
      <style:text-properties fo:font-size="12pt" officeooo:paragraph-rsid="002498ef" style:font-size-asian="12pt" style:font-size-complex="12pt"/>
    </style:style>
    <style:style style:name="P23" style:family="paragraph" style:parent-style-name="code_3c__3e_" style:list-style-name="L1">
      <style:text-properties fo:font-size="12pt" style:font-size-asian="12pt" style:font-size-complex="12pt"/>
    </style:style>
    <style:style style:name="P24" style:family="paragraph" style:parent-style-name="code_3c__3e_">
      <style:text-properties fo:color="#000000" loext:opacity="100%" fo:font-weight="normal" style:font-weight-asian="normal" style:font-weight-complex="normal"/>
    </style:style>
    <style:style style:name="P25" style:family="paragraph" style:parent-style-name="code_3c__3e_">
      <style:text-properties fo:color="#000000" loext:opacity="100%" style:font-name="Consolas" fo:font-size="11pt" fo:font-weight="normal" style:font-size-asian="11pt" style:font-weight-asian="normal" style:font-size-complex="11pt" style:font-weight-complex="normal"/>
    </style:style>
    <style:style style:name="P26" style:family="paragraph" style:parent-style-name="code_3c__3e_">
      <style:text-properties fo:color="#000000" loext:opacity="100%" fo:font-size="11pt" fo:font-weight="normal" style:font-size-asian="11pt" style:font-weight-asian="normal" style:font-size-complex="11pt" style:font-weight-complex="normal"/>
    </style:style>
    <style:style style:name="P27" style:family="paragraph" style:parent-style-name="code_3c__3e_">
      <style:text-properties fo:font-size="11pt" style:font-size-asian="11pt" style:font-size-complex="11pt"/>
    </style:style>
    <style:style style:name="P28" style:family="paragraph" style:parent-style-name="code_3c__3e_">
      <style:text-properties fo:font-size="11pt" fo:font-weight="normal" style:font-size-asian="11pt" style:font-weight-asian="normal" style:font-size-complex="11pt" style:font-weight-complex="normal"/>
    </style:style>
    <style:style style:name="P29" style:family="paragraph" style:parent-style-name="code_3c__3e_">
      <style:text-properties style:font-name="Consolas" fo:font-weight="normal" style:font-weight-asian="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363749" style:font-style-asian="normal" style:font-style-complex="normal"/>
    </style:style>
    <style:style style:name="T3" style:family="text">
      <style:text-properties fo:font-style="normal" officeooo:rsid="00371d27"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33ce8f" style:font-style-asian="normal" style:font-weight-asian="normal" style:font-style-complex="normal" style:font-weight-complex="normal"/>
    </style:style>
    <style:style style:name="T6" style:family="text">
      <style:text-properties fo:font-style="normal" fo:font-weight="normal" officeooo:rsid="00363749" style:font-style-asian="normal" style:font-weight-asian="normal" style:font-style-complex="normal" style:font-weight-complex="normal"/>
    </style:style>
    <style:style style:name="T7" style:family="text">
      <style:text-properties fo:font-style="normal" fo:font-weight="normal" officeooo:rsid="002498ef"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33ce8f" style:font-style-asian="normal" style:font-weight-asian="bold" style:font-style-complex="normal" style:font-weight-complex="bold"/>
    </style:style>
    <style:style style:name="T10" style:family="text">
      <style:text-properties officeooo:rsid="002c41b5"/>
    </style:style>
    <style:style style:name="T11" style:family="text">
      <style:text-properties officeooo:rsid="003074e7"/>
    </style:style>
    <style:style style:name="T12" style:family="text">
      <style:text-properties fo:font-weight="bold" style:font-weight-asian="bold" style:font-weight-complex="bold"/>
    </style:style>
    <style:style style:name="T13" style:family="text">
      <style:text-properties fo:font-weight="bold" officeooo:rsid="002cd935" style:font-weight-asian="bold" style:font-weight-complex="bold"/>
    </style:style>
    <style:style style:name="T14" style:family="text">
      <style:text-properties officeooo:rsid="002cd935"/>
    </style:style>
    <style:style style:name="T15" style:family="text">
      <style:text-properties officeooo:rsid="00315add"/>
    </style:style>
    <style:style style:name="T16" style:family="text">
      <style:text-properties fo:font-weight="normal" style:font-weight-asian="normal" style:font-weight-complex="normal"/>
    </style:style>
    <style:style style:name="T17" style:family="text">
      <style:text-properties fo:font-weight="normal" officeooo:rsid="00315add" style:font-weight-asian="normal" style:font-weight-complex="normal"/>
    </style:style>
    <style:style style:name="T18" style:family="text">
      <style:text-properties fo:font-weight="normal" officeooo:rsid="002cd935" style:font-weight-asian="normal" style:font-weight-complex="normal"/>
    </style:style>
    <style:style style:name="T19" style:family="text">
      <style:text-properties fo:font-weight="normal" officeooo:rsid="002e77ea" style:font-weight-asian="normal" style:font-weight-complex="normal"/>
    </style:style>
    <style:style style:name="T20" style:family="text">
      <style:text-properties fo:font-weight="normal" officeooo:rsid="003074e7" style:font-weight-asian="normal"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2498ef" style:font-style-asian="italic" style:font-weight-asian="normal" style:font-style-complex="italic" style:font-weight-complex="normal"/>
    </style:style>
    <style:style style:name="T23" style:family="text">
      <style:text-properties fo:font-style="italic" style:font-style-asian="italic" style:font-style-complex="italic"/>
    </style:style>
    <style:style style:name="T24" style:family="text">
      <style:text-properties style:font-name="Arial" fo:font-size="12pt" fo:font-style="normal" fo:font-weight="normal" officeooo:rsid="0022f127" style:font-size-asian="12pt" style:font-style-asian="normal" style:font-weight-asian="normal" style:font-size-complex="12pt" style:font-style-complex="normal" style:font-weight-complex="normal"/>
    </style:style>
    <style:style style:name="T25" style:family="text">
      <style:text-properties style:font-name="Arial" fo:font-size="12pt" fo:font-style="normal" fo:font-weight="normal" officeooo:rsid="00283034" style:font-size-asian="12pt" style:font-style-asian="normal" style:font-weight-asian="normal" style:font-size-complex="12pt" style:font-style-complex="normal" style:font-weight-complex="normal"/>
    </style:style>
    <style:style style:name="T26" style:family="text">
      <style:text-properties style:font-name="Arial" fo:font-size="12pt" fo:font-style="normal" style:text-underline-style="none" fo:font-weight="normal" officeooo:rsid="00279019" style:font-size-asian="12pt" style:font-style-asian="normal" style:font-weight-asian="normal" style:font-size-complex="12pt" style:font-style-complex="normal" style:font-weight-complex="normal"/>
    </style:style>
    <style:style style:name="T27" style:family="text">
      <style:text-properties style:font-name="Arial" fo:font-size="12pt" fo:font-style="normal" style:text-underline-style="none" fo:font-weight="normal" officeooo:rsid="00283034" style:font-size-asian="12pt" style:font-style-asian="normal" style:font-weight-asian="normal" style:font-size-complex="12pt" style:font-style-complex="normal" style:font-weight-complex="normal"/>
    </style:style>
    <style:style style:name="T28" style:family="text">
      <style:text-properties style:font-name="Arial" fo:font-size="12pt" fo:font-style="normal" style:text-underline-style="none" fo:font-weight="normal" officeooo:rsid="00268ae9" style:font-size-asian="12pt" style:font-style-asian="normal" style:font-weight-asian="normal" style:font-size-complex="12pt" style:font-style-complex="normal" style:font-weight-complex="normal"/>
    </style:style>
    <style:style style:name="T29" style:family="text">
      <style:text-properties style:font-name="Arial" fo:font-size="12pt" fo:font-style="italic" fo:font-weight="normal" officeooo:rsid="0022f127" style:font-size-asian="12pt" style:font-style-asian="italic" style:font-weight-asian="normal" style:font-size-complex="12pt" style:font-style-complex="italic" style:font-weight-complex="normal"/>
    </style:style>
    <style:style style:name="T30" style:family="text">
      <style:text-properties style:font-name="Arial" fo:font-size="12pt" fo:font-style="italic" fo:font-weight="normal" officeooo:rsid="00283034" style:font-size-asian="12pt" style:font-style-asian="italic" style:font-weight-asian="normal" style:font-size-complex="12pt" style:font-style-complex="italic" style:font-weight-complex="normal"/>
    </style:style>
    <style:style style:name="T31" style:family="text">
      <style:text-properties style:font-name="Arial" fo:font-size="12pt" fo:font-style="italic" style:text-underline-style="none" fo:font-weight="normal" officeooo:rsid="00268ae9" style:font-size-asian="12pt" style:font-style-asian="italic" style:font-weight-asian="normal" style:font-size-complex="12pt" style:font-style-complex="italic" style:font-weight-complex="normal"/>
    </style:style>
    <style:style style:name="T32" style:family="text">
      <style:text-properties style:font-name="Arial" fo:font-weight="normal" style:font-weight-asian="normal" style:font-weight-complex="normal"/>
    </style:style>
    <style:style style:name="T33" style:family="text">
      <style:text-properties style:font-name="Arial" fo:font-weight="normal" officeooo:rsid="00315add" style:font-weight-asian="normal" style:font-weight-complex="normal"/>
    </style:style>
    <style:style style:name="T34" style:family="text">
      <style:text-properties style:font-name="Arial" fo:font-weight="normal" officeooo:rsid="002cd935" style:font-weight-asian="normal" style:font-weight-complex="normal"/>
    </style:style>
    <style:style style:name="T35" style:family="text">
      <style:text-properties style:font-name="Arial" fo:font-weight="normal" officeooo:rsid="002dc71a" style:font-weight-asian="normal" style:font-weight-complex="normal"/>
    </style:style>
    <style:style style:name="T36" style:family="text">
      <style:text-properties style:font-name="Arial" fo:font-weight="normal" officeooo:rsid="0031be6e" style:font-weight-asian="normal" style:font-weight-complex="normal"/>
    </style:style>
    <style:style style:name="T37" style:family="text">
      <style:text-properties style:font-name="Arial" fo:font-style="normal" fo:font-weight="normal" style:font-style-asian="normal" style:font-weight-asian="normal" style:font-style-complex="normal" style:font-weight-complex="normal"/>
    </style:style>
    <style:style style:name="T38" style:family="text">
      <style:text-properties style:font-name="Arial" fo:font-style="normal" fo:font-weight="normal" officeooo:rsid="0022f127" style:font-style-asian="normal" style:font-weight-asian="normal" style:font-style-complex="normal" style:font-weight-complex="normal"/>
    </style:style>
    <style:style style:name="T39" style:family="text">
      <style:text-properties style:font-name="Arial" fo:font-style="normal" style:text-underline-style="none" fo:font-weight="normal" style:font-style-asian="normal" style:font-weight-asian="normal" style:font-style-complex="normal" style:font-weight-complex="normal"/>
    </style:style>
    <style:style style:name="T40" style:family="text">
      <style:text-properties style:font-name="Arial" fo:font-style="normal" style:text-underline-style="none" fo:font-weight="normal" officeooo:rsid="00268ae9" style:font-style-asian="normal" style:font-weight-asian="normal" style:font-style-complex="normal" style:font-weight-complex="normal"/>
    </style:style>
    <style:style style:name="T41" style:family="text">
      <style:text-properties style:font-name="Arial" fo:font-style="normal" style:text-underline-style="none" fo:font-weight="normal" officeooo:rsid="0026be7e" style:font-style-asian="normal" style:font-weight-asian="normal" style:font-style-complex="normal" style:font-weight-complex="normal"/>
    </style:style>
    <style:style style:name="T42" style:family="text">
      <style:text-properties style:font-name="Arial" fo:font-style="normal" style:text-underline-style="none" fo:font-weight="normal" officeooo:rsid="00283034" style:font-style-asian="normal" style:font-weight-asian="normal" style:font-style-complex="normal" style:font-weight-complex="normal"/>
    </style:style>
    <style:style style:name="T43" style:family="text">
      <style:text-properties style:font-name="Arial" fo:font-style="normal" style:text-underline-style="none" fo:font-weight="normal" officeooo:rsid="0026be7e" style:font-size-asian="12pt" style:font-style-asian="normal" style:font-weight-asian="normal" style:font-size-complex="12pt" style:font-style-complex="normal" style:font-weight-complex="normal"/>
    </style:style>
    <style:style style:name="T44" style:family="text">
      <style:text-properties style:font-name="Arial" fo:font-style="italic" fo:font-weight="normal" officeooo:rsid="0022f127" style:font-style-asian="italic" style:font-weight-asian="normal" style:font-style-complex="italic" style:font-weight-complex="normal"/>
    </style:style>
    <style:style style:name="T45" style:family="text">
      <style:text-properties style:font-name="Arial" fo:font-style="italic" style:text-underline-style="none" fo:font-weight="normal" style:font-style-asian="italic" style:font-weight-asian="normal" style:font-style-complex="italic" style:font-weight-complex="normal"/>
    </style:style>
    <style:style style:name="T46" style:family="text">
      <style:text-properties style:font-name="Arial" fo:font-style="italic" style:text-underline-style="none" fo:font-weight="normal" officeooo:rsid="0026be7e" style:font-style-asian="italic" style:font-weight-asian="normal" style:font-style-complex="italic" style:font-weight-complex="normal"/>
    </style:style>
    <style:style style:name="T47" style:family="text">
      <style:text-properties style:font-name="Arial" fo:font-style="italic" style:text-underline-style="none" fo:font-weight="normal" officeooo:rsid="00283034" style:font-style-asian="italic" style:font-weight-asian="normal" style:font-style-complex="italic" style:font-weight-complex="normal"/>
    </style:style>
    <style:style style:name="T48" style:family="text">
      <style:text-properties style:font-name="Consolas"/>
    </style:style>
    <style:style style:name="T49" style:family="text">
      <style:text-properties style:font-name="Consolas" fo:font-style="normal" fo:font-weight="bold" style:font-style-asian="normal" style:font-weight-asian="bold" style:font-style-complex="normal" style:font-weight-complex="bold"/>
    </style:style>
    <style:style style:name="T50" style:family="text">
      <style:text-properties style:font-name="Consolas" fo:font-style="normal" style:text-underline-style="none" fo:font-weight="normal" style:font-style-asian="normal" style:font-weight-asian="normal" style:font-style-complex="normal" style:font-weight-complex="normal"/>
    </style:style>
    <style:style style:name="T51" style:family="text">
      <style:text-properties style:font-name="Consolas" fo:font-style="normal" style:text-underline-style="none" fo:font-weight="normal" officeooo:rsid="0026be7e" style:font-style-asian="normal" style:font-weight-asian="normal" style:font-style-complex="normal" style:font-weight-complex="normal"/>
    </style:style>
    <style:style style:name="T52" style:family="text">
      <style:text-properties style:font-name="Consolas1"/>
    </style:style>
    <style:style style:name="T53" style:family="text">
      <style:text-properties style:font-name="Consolas1" fo:font-weight="bold" style:font-weight-asian="bold" style:font-weight-complex="bold"/>
    </style:style>
    <style:style style:name="T54" style:family="text">
      <style:text-properties fo:color="#000000" loext:opacity="100%"/>
    </style:style>
    <style:style style:name="T55" style:family="text">
      <style:text-properties fo:color="#000000" loext:opacity="100%" style:font-name="Consolas1" fo:font-weight="normal"/>
    </style:style>
    <style:style style:name="T56" style:family="text">
      <style:text-properties fo:color="#000000" loext:opacity="100%" style:font-name="Consolas1" fo:font-weight="bold" style:font-weight-asian="bold" style:font-weight-complex="bold"/>
    </style:style>
    <style:style style:name="T57" style:family="text">
      <style:text-properties fo:color="#000000" loext:opacity="100%" style:font-name="Consolas1" fo:font-weight="bold" officeooo:rsid="0026be7e" style:font-weight-asian="bold" style:font-weight-complex="bold"/>
    </style:style>
    <style:style style:name="T58" style:family="text">
      <style:text-properties fo:color="#000000" loext:opacity="100%" style:font-name="Consolas" fo:font-style="normal" style:text-underline-style="none" style:font-style-asian="normal" style:font-style-complex="normal"/>
    </style:style>
    <style:style style:name="T59" style:family="text">
      <style:text-properties fo:color="#000000" loext:opacity="100%" style:font-name="Consolas" fo:font-size="12pt" fo:font-weight="normal" officeooo:rsid="00279019" style:font-size-asian="12pt" style:font-weight-asian="normal" style:font-size-complex="12pt" style:font-weight-complex="normal"/>
    </style:style>
    <style:style style:name="T60" style:family="text">
      <style:text-properties fo:color="#000000" loext:opacity="100%" style:font-name="Arial" fo:font-size="12pt" fo:font-style="normal" style:text-underline-style="none" officeooo:rsid="0026be7e" style:font-size-asian="12pt" style:font-style-asian="normal" style:font-size-complex="12pt" style:font-style-complex="normal"/>
    </style:style>
    <style:style style:name="T61" style:family="text">
      <style:text-properties fo:color="#000000" loext:opacity="100%" fo:font-weight="normal" style:font-weight-asian="normal" style:font-weight-complex="normal"/>
    </style:style>
    <style:style style:name="T62" style:family="text">
      <style:text-properties officeooo:rsid="00279019"/>
    </style:style>
    <style:style style:name="T63" style:family="text">
      <style:text-properties officeooo:rsid="0028303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IGRACIONES</text:h>
      <text:p text:style-name="P10"/>
      <text:p text:style-name="P2">Básicamente, las migraciones son c<text:span text:style-name="T10">ontrol</text:span>es<text:span text:style-name="T10"> de versión de la base de datos, </text:span>de manera que podremos modificar, <text:span text:style-name="T10">reconstruir o destruir </text:span>su esquema y <text:span text:style-name="T10">crear </text:span>o<text:span text:style-name="T10"> modificar fácilmente las tablas.</text:span></text:p>
      <text:p text:style-name="P2">Los archivos de migración se crean mediante el comando:</text:p>
      <text:p text:style-name="P21"><text:tab/>&gt;php artisan make:migration [nombre-migracion]</text:p>
      <text:p text:style-name="P2">esto creará un archivo en database/migrations con la siguiente estructura:</text:p>
      <text:p text:style-name="P2"><text:tab/>2014_10_12_000000_create_users_table</text:p>
      <text:p text:style-name="P2"><text:tab/>fecha_de_creacion_accion_de_bbdd</text:p>
      <text:p text:style-name="P2"/>
      <text:p text:style-name="P2"><text:span text:style-name="T11">Un</text:span> archivo de migración se compone de dos métodos: </text:p>
      <text:p text:style-name="P21"><text:tab/><text:span text:style-name="T12">up</text:span><text:span text:style-name="T13">()</text:span><text:span text:style-name="T14"> </text:span><text:span text:style-name="T34">se usa para agregar tablas, columnas o índices a la bbdd.</text:span></text:p>
      <text:p text:style-name="P21"><text:tab/><text:span text:style-name="T12">down()</text:span> <text:span text:style-name="T32">elimina lo creado con el método up().</text:span></text:p>
      <text:p text:style-name="P2"/>
      <text:p text:style-name="P2"><text:span text:style-name="T15">D</text:span><text:span text:style-name="T14">esde la </text:span><text:span text:style-name="T15">terminal situándonos en la</text:span><text:span text:style-name="T14"> carpeta del proyecto, </text:span><text:span text:style-name="T15">podemos ejecutar:</text:span></text:p>
      <text:p text:style-name="P22"><text:span text:style-name="T13">&gt;php artisan migrate </text:span></text:p>
      <text:p text:style-name="P22"><text:span text:style-name="T33">para migrar</text:span><text:span text:style-name="T34"> la base de datos, es decir se ejecutan los métodos up() de cada migración. Si queremos deshacer la </text:span><text:span text:style-name="T35">última migración </text:span><text:span text:style-name="T36">registrada</text:span><text:span text:style-name="T34">, ejecutamos:</text:span></text:p>
      <text:p text:style-name="P21">&gt;php artisan migrate:rollback</text:p>
      <text:p text:style-name="P2"><text:span text:style-name="T17"/></text:p>
      <text:p text:style-name="P2"><text:span text:style-name="T17">P</text:span><text:span text:style-name="T18">odemos elegir el paso sobre concreto de la operación el que queremos ejecutar el rollback, por ejemplo:</text:span></text:p>
      <text:p text:style-name="P21">&gt;php artisan migrate:rollback –step=1</text:p>
      <text:p text:style-name="P2">ejecutaría el rollback solamente sobre la primera acción de la migración.</text:p>
      <text:p text:style-name="P2">O podemos revertir todas las migraciones con:</text:p>
      <text:p text:style-name="P17">&gt;php artisan migrate:reset</text:p>
      <text:p text:style-name="P2"/>
      <text:p text:style-name="P2">Desde la terminal también podemos crear migraciones en las que añadir o eliminar campos. Por ejemplo, con el comando:</text:p>
      <text:p text:style-name="P17">&gt;php artisan make:migration add_columnname_to_nombretabla_table</text:p>
      <text:p text:style-name="P2"><text:soft-page-break/><text:span text:style-name="T19">se creará automáticamente un archivo de migración con la estructura fecha_descripción comentada anteriormente, y que contendrá los métodos up() y down() </text:span><text:span text:style-name="T20">para la tabla ‘users’, </text:span><text:span text:style-name="T17">en los que deberemos codificar la acción que deseamos realizar en la bbdd.</text:span></text:p>
      <text:p text:style-name="P2"><text:span text:style-name="T20"><text:s/>Laravel dispone de un ‘adivinador’ de tablas con el que a partir de un nombre de migración es capaz de ‘comprender’ sobre que elemento de la bbdd queremos ejecutar nuestra acci</text:span><text:span text:style-name="T17">ó</text:span><text:span text:style-name="T20">n. </text:span><text:span text:style-name="T17">También podemos especificarlo nosotros añadiendo las opciones --table o –create.</text:span></text:p>
      <text:p text:style-name="P17">&gt;php artisan make:migration add_columnname_to_nombretabla_table –table=nombretabla</text:p>
      <text:p text:style-name="P17"/>
      <text:p text:style-name="P2">Un problema que podemos tener con las migraciones es la acumulación de archivos. Esto podemos solucionarlo con el comando:</text:p>
      <text:p text:style-name="P17">&gt;php artisan schema:dump</text:p>
      <text:p text:style-name="P2">que guardará todas las migraciones en un solo archivo SQL, que será el primero en ejecutarse en una nueva migración.</text:p>
      <text:p text:style-name="P2"><text:span text:style-name="T16">****Otra utilidad del ORM Eloquent incluído con Laravel es la posibilidad de hacer un ‘borrado suave’ (</text:span><text:span text:style-name="T21">soft deleting)</text:span><text:span text:style-name="T4"> de los modelos de la base de datos. De este modo, los modelos son </text:span><text:span text:style-name="T21">soft deleted</text:span><text:span text:style-name="T4"> se les asigna un atributo deleted_at que se inserta en la bbdd,***</text:span></text:p>
      <text:p text:style-name="P2"/>
      <text:h text:style-name="Heading_20_1" text:outline-level="1">CONTROLADORES</text:h>
      <text:p text:style-name="P2">Los controladores determinan la lógica de comportamiento de las peticiones. Al organizar estos comportamientos en una clase Controlador para cada petición (almacenadas en app/http/Controllers), podemos mantener un código organizado y separado de los archivos de enrutado, en los que nos interesa solamente tener rutas. Por ejemplo, si queremos pasar una variable <text:span text:style-name="T23">$username</text:span> a una vista, la declararemos y manejaremos en su controlador, en lugar de en el archivo de rutas.</text:p>
      <text:p text:style-name="P2"/>
      <text:p text:style-name="P2">Para crear un controlador, usamos el comando:</text:p>
      <text:p text:style-name="P17">&gt;php artisan make:controller [nombreControlador].</text:p>
      <text:p text:style-name="P2"><text:span text:style-name="T5">Ahora, dependiendo de la cantidad de acciones que querramos que ejecute un controlador determinado, podemos definir varios tipos, </text:span><text:span text:style-name="T6">de los cuales principalmente usaremos</text:span><text:span text:style-name="T5">:</text:span></text:p>
      <text:list xml:id="list2818682198" text:style-name="L1">
        <text:list-item>
          <text:p text:style-name="P3"><text:span text:style-name="T9">Controladores de única acción</text:span><text:span text:style-name="T5">: en estos controladores bastará con crear una function __invoke() para manejar el comportamiento. Así, a la hora de determinar la ruta para un controlador de única acción no será necesario especificar el método a ejecutar. Crearemos estos controladores añadiendo la opción –invokable al comando de creación.</text:span></text:p>
        </text:list-item>
        <text:list-item>
          <text:p text:style-name="P3"><text:soft-page-break/><text:span text:style-name="T9">C</text:span><text:span text:style-name="T8">ontroladores de recursos:</text:span><text:span text:style-name="T1"> </text:span><text:span text:style-name="T4">estos controladores asignan las rutas típicas de los procedimientos ‘CRUD’ con una sola línea de código, simplemente añadiendo la opción –resource al crear el controlador. Así, el controlador se generará con un método para cada una de las operaciones disponibles, a saber: index, create, store, show, edit, update y destroy.</text:span></text:p>
          <text:list>
            <text:list-item>
              <text:p text:style-name="P3">Nombrando rutas de recursos:</text:p>
              <text:p text:style-name="P3">Por defecto todas las acciones de un controlador de recursos tienen un nombre de ruta. Podemos sobreescribir estos nombres pasando a la ruta un array con las opciones que elijamos:</text:p>
              <text:p text:style-name="P23">Route::resource(‘fotos’, FotosController:class)→name([</text:p>
              <text:list>
                <text:list-header>
                  <text:p text:style-name="P23"><text:span text:style-name="T2">‘create’ =&gt; ‘im</text:span><text:span text:style-name="T3">a</text:span><text:span text:style-name="T2">genes’</text:span></text:p>
                  <text:p text:style-name="P23">]);</text:p>
                </text:list-header>
              </text:list>
            </text:list-item>
          </text:list>
        </text:list-item>
        <text:list-item>
          <text:p text:style-name="P3"><text:span text:style-name="T1">Controladores de recursos API: </text:span><text:span text:style-name="T4">para manejar las repuestas JSON que se reciben de una API, empleamos estos controladores. Añadiremos la opción –api, y el controlador se creará sin los métodos create y edit.</text:span></text:p>
        </text:list-item>
      </text:list>
      <text:p text:style-name="P4"><text:span text:style-name="T4"/></text:p>
      <text:h text:style-name="Heading_20_1" text:outline-level="1"/>
      <text:h text:style-name="Heading_20_1" text:outline-level="1">RUTAS</text:h>
      <text:p text:style-name="Text_20_body"/>
      <text:p text:style-name="P5"><text:span text:style-name="T4">En Laravel, los archivos de rutas se guardan en app/routes. En </text:span><text:span text:style-name="T21">web.php</text:span><text:span text:style-name="T4"> definiremos las rutas de la aplicación, y en </text:span><text:span text:style-name="T21">api.php</text:span><text:span text:style-name="T4"> las rutas para las APIs que empleemos. Estas rutas son cargadas automáticamente por el framework.</text:span></text:p>
      <text:p text:style-name="P4"><text:span text:style-name="T4">Para definir una ruta web a la que podamos acceder introduciendo en el navegador la dirección </text:span><text:a xlink:type="simple" xlink:href="http://aplicacion.test/usuario" text:style-name="Internet_20_link" text:visited-style-name="Visited_20_Internet_20_Link"><text:span text:style-name="T4">http://aplicacion.test/usuario</text:span></text:a><text:span text:style-name="T4"> escribiremos </text:span><text:span text:style-name="T7">en </text:span><text:span text:style-name="T22">web.php</text:span><text:span text:style-name="T4">:</text:span></text:p>
      <text:p text:style-name="P4"><text:span text:style-name="T4"/></text:p>
      <text:p text:style-name="P21"><text:span text:style-name="T4"><text:tab/></text:span><text:span text:style-name="T49">Route::get(‘/usuario’, ‘UsuarioControlador’]);</text:span></text:p>
      <text:p text:style-name="P6"><text:span text:style-name="T4"/></text:p>
      <text:p text:style-name="P11"><text:span text:style-name="T38">Gracias al sistema de enrutado, podemos definir parámetros en los controladores, o en las mismas rutas, para almacenar datos dinámicos. Si declaramos en UsuarioControlador una variable $nombreUsuario=”Antón”, y esta se pasa a la vista, podremos referenciar a esta variable desde esa vista con la siguiente sintaxis:</text:span></text:p>
      <text:p text:style-name="P11"><text:span text:style-name="T38"/></text:p>
      <text:p text:style-name="P21"><text:tab/><text:span text:style-name="T48">{{ $nombreUsuario }}</text:span></text:p>
      <text:p text:style-name="P7"><text:span text:style-name="T1"/></text:p>
      <text:p text:style-name="P6"><text:soft-page-break/><text:span text:style-name="T4">podemos también establecer un valor por defecto para que se muestre en la vista, si es que el parámetro no es obligatorio y no llega o no se define:</text:span></text:p>
      <text:p text:style-name="P7"><text:span text:style-name="T1"/></text:p>
      <text:p text:style-name="P21"><text:tab/><text:span text:style-name="T48">{{ $nombreUsuario ?? “Invitado” }}</text:span></text:p>
      <text:p text:style-name="P7"><text:span text:style-name="T1"/></text:p>
      <text:p text:style-name="P6"><text:span text:style-name="T4">En storage/framework/views/ se almacena la compilación de las vistas, de manera que</text:span></text:p>
      <text:p text:style-name="P18"><text:span text:style-name="T24">el paso de Blade a php plano solo se ejecuta una vez por cada cambio y no cada vez que se recarga la página. Esto protege también de la inyección de scripts a los que seríamos vulnerables de insertar un </text:span><text:span text:style-name="T29">echo</text:span><text:span text:style-name="T24"> </text:span><text:span text:style-name="T30">$</text:span><text:span text:style-name="T29">variable</text:span><text:span text:style-name="T24"> directamente.</text:span></text:p>
      <text:p text:style-name="P12"><text:span text:style-name="T38"/></text:p>
      <text:p text:style-name="P12"><text:span text:style-name="T38"/></text:p>
      <text:h text:style-name="P1" text:outline-level="1"><text:span text:style-name="T38">V</text:span><text:span text:style-name="T37">ISTAS</text:span></text:h>
      <text:p text:style-name="P13"><text:span text:style-name="T37"/></text:p>
      <text:p text:style-name="P13"><text:span text:style-name="T37">Las vistas contienen el HTML servido por la aplicación, y sirven para separar la lógica de <text:s/>los controladores de la presentación.</text:span><text:span text:style-name="T40"> Se almacenan en resources/views, o en alguno de sus directorios anidados.</text:span></text:p>
      <text:p text:style-name="P19"><text:span text:style-name="T28">En Laravel se usa el motor de plantillas </text:span><text:span text:style-name="T27">B</text:span><text:span text:style-name="T28">lade, y deberemos guardar </text:span><text:span text:style-name="T27">dichas</text:span><text:span text:style-name="T28"> plantillas con la extensión </text:span><text:span text:style-name="T31">.blade.php. </text:span><text:span text:style-name="T28">Blade permite realizar muchas operaciones con los datos, como establecer herencias entre plantillas, definir una plantilla básica</text:span><text:span text:style-name="T31"> </text:span><text:span text:style-name="T28">o sustituir secciones enteras o parte de ellas por otro contenido.</text:span></text:p>
      <text:p text:style-name="P14"><text:span text:style-name="T40"/></text:p>
      <text:p text:style-name="P15"><text:span text:style-name="T39">Un ejemplo de la vista de ejemplo </text:span><text:span text:style-name="T45">welcome.blade.php </text:span><text:span text:style-name="T39">sería el siguiente:</text:span></text:p>
      <text:p text:style-name="P15"><text:span text:style-name="T39"><text:tab/></text:span><text:span text:style-name="T41">@extends(‘plantilla_base’) <text:tab/>// </text:span><text:span text:style-name="T42">se refiere a </text:span><text:span text:style-name="T47">plantilla_base.blade.php</text:span></text:p>
      <text:p text:style-name="code_3c__3e_"><text:span text:style-name="T43"><text:tab/><text:tab/></text:span><text:span text:style-name="T16">@section('title')</text:span></text:p>
      <text:p text:style-name="code_3c__3e_"><text:span text:style-name="T61"><text:tab/><text:tab/><text:tab/></text:span><text:span text:style-name="T59">¡Bienvenido!</text:span></text:p>
      <text:p text:style-name="P24"><text:tab/><text:tab/>@endsection</text:p>
      <text:p text:style-name="P15"><text:span text:style-name="T41"/></text:p>
      <text:p text:style-name="code_3c__3e_"><text:span text:style-name="T39"><text:tab/><text:tab/></text:span><text:span text:style-name="T50">@section</text:span><text:span text:style-name="T51">(‘contenido’)</text:span></text:p>
      <text:p text:style-name="P29"><text:tab/><text:tab/><text:tab/>&lt;h2&gt;Hola, {{ $nombreUsuario }}. ¡Bienvenido!&lt;/h2&gt;<text:tab/></text:p>
      <text:p text:style-name="P29"><text:tab/><text:tab/>@endsection<text:tab/></text:p>
      <text:p text:style-name="P16"><text:span text:style-name="T39"/></text:p>
      <text:p text:style-name="P20"><text:span text:style-name="T26">La directiva @section(</text:span><text:span text:style-name="T27">[</text:span><text:span text:style-name="T26">‘</text:span><text:span text:style-name="T27">nombre</text:span><text:span text:style-name="T26">’</text:span><text:span text:style-name="T27">]</text:span><text:span text:style-name="T26">) <text:s/>se mostrará cada vez que se llame a la sección desde plantilla_base </text:span><text:span text:style-name="T27">por medio de</text:span><text:span text:style-name="T26"> la directiva @yield().</text:span></text:p>
      <text:p text:style-name="P16"><text:span text:style-name="T39">La directiva @extends(‘plantilla_base’) indica que esta plantilla se mostrará en los lugares indicados de la plantilla de la que desciende, como podemos ver en este ejemplo de</text:span><text:span text:style-name="T41"> </text:span><text:span text:style-name="T46">plantilla_base.blade.php</text:span><text:span text:style-name="T41">:</text:span></text:p>
      <text:p text:style-name="P28"><text:span text:style-name="T60"><text:tab/></text:span><text:span text:style-name="T58">&lt;!DOCTYPE html&gt;</text:span></text:p>
      <text:p text:style-name="P25"><text:tab/>&lt;html lang="en"&gt;</text:p>
      <text:p text:style-name="P25"><text:tab/>&lt;head&gt;</text:p>
      <text:p text:style-name="P27"><text:span text:style-name="T55"><text:tab/><text:tab/>&lt;title&gt;</text:span><text:span text:style-name="T56">@yield('title',</text:span><text:span text:style-name="T57">’Aplicación</text:span><text:span text:style-name="T56">')</text:span><text:span text:style-name="T55">&lt;/title&gt;</text:span></text:p>
      <text:p text:style-name="P26"><text:tab/>&lt;/head&gt;</text:p>
      <text:p text:style-name="P28"><text:span text:style-name="T54"><text:tab/>&lt;body&gt;</text:span></text:p>
      <text:p text:style-name="P26"><text:span text:style-name="T52"><text:tab/><text:tab/></text:span><text:span text:style-name="T53">@yield('contenido')</text:span></text:p>
      <text:p text:style-name="P26"><text:tab/>&lt;/body&gt;</text:p>
      <text:p text:style-name="P26"><text:tab/>&lt;/html&gt;</text:p>
      <text:p text:style-name="P8"><text:soft-page-break/>La directiva @yield(<text:span text:style-name="T63">[</text:span><text:span text:style-name="T62">‘</text:span><text:span text:style-name="T63">nombre</text:span><text:span text:style-name="T62">’</text:span><text:span text:style-name="T63">]</text:span>) indica donde mostrar las secciones indicadas como argumento. <text:span text:style-name="T62">En este caso, la vista mostrará el título ‘Bienvenido’, y en el &lt;body&gt; se mostrará el contenido de la @section(‘contenido’).</text:span></text:p>
      <text:p text:style-name="P9">Como se puede apreciar en el ejemplo, no es necesario incluír la extensión .blade.php ni la ruta completa al referenciar las plantillas. Por defecto, se buscará ese archivo en la carpeta resources/views.</text:p>
      <text:p text:style-name="P15"><text:span text:style-name="T39"><text:tab/></text:span></text:p>
      <text:p text:style-name="P15"><text:span text:style-name="T3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1" svg:font-family="Consolas, 'Courier New', monospace"/>
    <style:font-face style:name="Arial2"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code_3c__3e_" style:display-name="code&lt;&gt;" style:family="paragraph" style:parent-style-name="Text_20_body">
      <style:text-properties style:font-name="Consolas" fo:font-family="Consolas" style:font-family-generic="modern" style:font-pitch="fixed" fo:font-size="12pt" fo:font-weight="bold" officeooo:rsid="001fe138"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7T12:21:05.222000000</meta:creation-date>
    <dc:date>2020-11-27T18:49:13.213000000</dc:date>
    <meta:editing-duration>PT4H55M15S</meta:editing-duration>
    <meta:editing-cycles>2</meta:editing-cycles>
    <meta:generator>LibreOffice/7.0.1.2$Windows_X86_64 LibreOffice_project/7cbcfc562f6eb6708b5ff7d7397325de9e764452</meta:generator>
    <meta:document-statistic meta:table-count="0" meta:image-count="0" meta:object-count="0" meta:page-count="6" meta:paragraph-count="76" meta:word-count="1078" meta:character-count="7342" meta:non-whitespace-character-count="6305"/>
  </office:meta>
</office:document-meta>
</file>